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4409" officeooo:paragraph-rsid="00184409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a3f23" officeooo:paragraph-rsid="001a3f23" style:font-weight-asian="bold" style:font-weight-complex="bold"/>
    </style:style>
    <style:style style:name="P3" style:family="paragraph" style:parent-style-name="Standard">
      <style:text-properties fo:font-size="11pt" officeooo:rsid="00184409" officeooo:paragraph-rsid="00184409" style:font-size-asian="11pt" style:font-size-complex="11pt"/>
    </style:style>
    <style:style style:name="P4" style:family="paragraph" style:parent-style-name="Standard">
      <style:text-properties fo:font-size="11pt" officeooo:rsid="00184409" officeooo:paragraph-rsid="001a3f23" style:font-size-asian="11pt" style:font-size-complex="11pt"/>
    </style:style>
    <style:style style:name="P5" style:family="paragraph" style:parent-style-name="Standard">
      <style:text-properties fo:font-size="11pt" officeooo:rsid="00184409" officeooo:paragraph-rsid="0019c6e0" style:font-size-asian="11pt" style:font-size-complex="11pt"/>
    </style:style>
    <style:style style:name="P6" style:family="paragraph" style:parent-style-name="Standard">
      <style:text-properties fo:font-size="11pt" officeooo:rsid="0019c1c4" officeooo:paragraph-rsid="0019c1c4" style:font-size-asian="11pt" style:font-size-complex="11pt"/>
    </style:style>
    <style:style style:name="P7" style:family="paragraph" style:parent-style-name="Standard">
      <style:text-properties fo:font-size="11pt" officeooo:rsid="0019c1c4" officeooo:paragraph-rsid="0019c6e0" style:font-size-asian="11pt" style:font-size-complex="11pt"/>
    </style:style>
    <style:style style:name="P8" style:family="paragraph" style:parent-style-name="Standard">
      <style:text-properties fo:font-size="11pt" officeooo:rsid="001a3f23" officeooo:paragraph-rsid="001a3f23" style:font-size-asian="11pt" style:font-size-complex="11pt"/>
    </style:style>
    <style:style style:name="P9" style:family="paragraph" style:parent-style-name="Standard">
      <style:text-properties style:text-underline-style="none" fo:font-weight="normal" officeooo:paragraph-rsid="001c186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da2ce" officeooo:paragraph-rsid="001da2ce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da2ce" officeooo:paragraph-rsid="001f53f6" style:font-weight-asian="normal" style:font-weight-complex="normal"/>
    </style:style>
    <style:style style:name="P12" style:family="paragraph" style:parent-style-name="Standard">
      <style:text-properties fo:color="#000000" style:text-underline-style="none" fo:font-weight="normal" officeooo:rsid="001da2ce" officeooo:paragraph-rsid="001c1864" style:font-weight-asian="normal" style:font-weight-complex="normal"/>
    </style:style>
    <style:style style:name="P13" style:family="paragraph" style:parent-style-name="Standard">
      <style:text-properties fo:color="#000000" style:text-underline-style="none" fo:font-weight="normal" officeooo:rsid="001da2ce" officeooo:paragraph-rsid="001da2ce" style:font-weight-asian="normal" style:font-weight-complex="normal"/>
    </style:style>
    <style:style style:name="P14" style:family="paragraph" style:parent-style-name="Standard">
      <style:text-properties fo:color="#000000" style:text-underline-style="none" fo:font-weight="normal" officeooo:rsid="001da2ce" officeooo:paragraph-rsid="001f53f6" style:font-weight-asian="normal" style:font-weight-complex="normal"/>
    </style:style>
    <style:style style:name="P15" style:family="paragraph" style:parent-style-name="Standard">
      <style:text-properties fo:color="#000000" style:text-underline-style="none" fo:font-weight="normal" officeooo:rsid="001f53f6" officeooo:paragraph-rsid="001da2ce" style:font-weight-asian="normal" style:font-weight-complex="normal"/>
    </style:style>
    <style:style style:name="P16" style:family="paragraph" style:parent-style-name="Standard">
      <style:text-properties fo:color="#000000" style:text-underline-style="none" fo:font-weight="normal" officeooo:rsid="001f53f6" officeooo:paragraph-rsid="001f53f6" style:font-weight-asian="normal" style:font-weight-complex="normal"/>
    </style:style>
    <style:style style:name="P17" style:family="paragraph" style:parent-style-name="Standard">
      <style:text-properties fo:color="#000000" style:text-underline-style="solid" style:text-underline-width="auto" style:text-underline-color="font-color" fo:font-weight="bold" officeooo:rsid="001a3f23" officeooo:paragraph-rsid="001f53f6" style:font-weight-asian="bold" style:font-weight-complex="bold"/>
    </style:style>
    <style:style style:name="P18" style:family="paragraph" style:parent-style-name="Standard">
      <style:text-properties fo:color="#000000" style:text-underline-style="none" fo:font-weight="normal" officeooo:rsid="001f53f6" officeooo:paragraph-rsid="001f53f6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a3f23" officeooo:paragraph-rsid="001a3f2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a3f23" officeooo:paragraph-rsid="001a3f23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bold" officeooo:rsid="001a3f23" officeooo:paragraph-rsid="001a3f23" style:font-weight-asian="bold" style:font-weight-complex="bold"/>
    </style:style>
    <style:style style:name="P22" style:family="paragraph" style:parent-style-name="Standard">
      <style:text-properties fo:font-size="11pt" officeooo:rsid="00184409" officeooo:paragraph-rsid="00228f5f" style:font-size-asian="11pt" style:font-size-complex="11pt"/>
    </style:style>
    <style:style style:name="P23" style:family="paragraph" style:parent-style-name="Standard">
      <style:text-properties fo:font-size="11pt" style:text-underline-style="solid" style:text-underline-width="auto" style:text-underline-color="font-color" officeooo:rsid="00228f5f" officeooo:paragraph-rsid="00228f5f" style:font-size-asian="11pt" style:font-size-complex="11pt"/>
    </style:style>
    <style:style style:name="P24" style:family="paragraph" style:parent-style-name="Standard">
      <style:text-properties fo:font-size="11pt" style:text-underline-style="solid" style:text-underline-width="auto" style:text-underline-color="font-color" fo:font-weight="normal" officeooo:rsid="00228f5f" officeooo:paragraph-rsid="00228f5f" style:font-size-asian="11pt" style:font-weight-asian="normal" style:font-size-complex="11pt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000000"/>
    </style:style>
    <style:style style:name="T3" style:family="text">
      <style:text-properties fo:color="#000000" officeooo:rsid="0019c1c4"/>
    </style:style>
    <style:style style:name="T4" style:family="text">
      <style:text-properties fo:color="#000000" officeooo:rsid="001da2ce"/>
    </style:style>
    <style:style style:name="T5" style:family="text">
      <style:text-properties fo:color="#000000" officeooo:rsid="001f53f6"/>
    </style:style>
    <style:style style:name="T6" style:family="text">
      <style:text-properties officeooo:rsid="001a3f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ian Sfeir</text:p>
      <text:p text:style-name="P1">40120536</text:p>
      <text:p text:style-name="P1"/>
      <text:p text:style-name="P20">Problem 1:</text:p>
      <text:p text:style-name="P21">Using bit manipulation instructions, your assembly program shall follow this (simplified) floating-point multiplication algorithm:</text:p>
      <text:p text:style-name="P21">1. Compute the product sign. Go to Step 2.</text:p>
      <text:p text:style-name="P21">2. Add the exponents. If a 5-bit overflow occurs, exit, else go to Step 3.</text:p>
      <text:p text:style-name="P21">3. Multiply the mantissas. Go to Step 4.</text:p>
      <text:p text:style-name="P21">4. Round the mantissas product by truncating it to the least-significant 10 bits. Go to Step 5.</text:p>
      <text:p text:style-name="P21">5. Reconstruct (concatenate) the computed floating-point number into the above format. Exit.</text:p>
      <text:p text:style-name="P22"><text:tab/></text:p>
      <text:p text:style-name="P23">My code:</text:p>
      <text:p text:style-name="P22"><text:span text:style-name="T6"><text:tab/>clr D3</text:span></text:p>
      <text:p text:style-name="P8"><text:tab/>clr D4</text:p>
      <text:p text:style-name="P4"><text:tab/><text:span text:style-name="T6">clr D5</text:span></text:p>
      <text:p text:style-name="P4"><text:tab/>move.w <text:span text:style-name="T1">D3</text:span>,<text:span text:style-name="T1">D4</text:span></text:p>
      <text:p text:style-name="P3"><text:tab/>andi.b #$10,<text:span text:style-name="T1">D3</text:span></text:p>
      <text:p text:style-name="P3"><text:tab/>cmp.b #$10,<text:span text:style-name="T1">D3</text:span></text:p>
      <text:p text:style-name="P3"><text:tab/>beq comp</text:p>
      <text:p text:style-name="P3"><text:tab/>move.b <text:span text:style-name="T1">D5</text:span>,D0</text:p>
      <text:p text:style-name="P3"><text:tab/>andi.b #$10,<text:span text:style-name="T1">D5</text:span></text:p>
      <text:p text:style-name="P3"><text:tab/>cmp.b #$10,<text:span text:style-name="T1">D5</text:span></text:p>
      <text:p text:style-name="P3"><text:tab/>beq comp1</text:p>
      <text:p text:style-name="P3"><text:tab/>add D0,<text:span text:style-name="T1">D4</text:span></text:p>
      <text:p text:style-name="P3"><text:tab/>bvc.w end_it</text:p>
      <text:p text:style-name="P3"><text:tab/>bta mts</text:p>
      <text:p text:style-name="P6">comp1 eori.b #$FF,D0</text:p>
      <text:p text:style-name="P6"><text:tab/>addi.b #$01,D0</text:p>
      <text:p text:style-name="P6"><text:tab/>add.b D0,<text:span text:style-name="T1">D4</text:span></text:p>
      <text:p text:style-name="P6"><text:tab/>bvc.w end_it</text:p>
      <text:p text:style-name="P5">comp eori.b #$FF,<text:span text:style-name="T1">D4</text:span></text:p>
      <text:p text:style-name="P5"><text:tab/>addi.b #$01,<text:span text:style-name="T1">D5</text:span></text:p>
      <text:p text:style-name="P7"><text:tab/>move.b <text:span text:style-name="T1">D5</text:span>,D0</text:p>
      <text:p text:style-name="P7"><text:tab/>andi.b #$10,<text:span text:style-name="T1">D5</text:span></text:p>
      <text:p text:style-name="P7"><text:tab/>cmp.b #$10,<text:span text:style-name="T1">D5</text:span></text:p>
      <text:p text:style-name="P7"><text:tab/>beq comp1</text:p>
      <text:p text:style-name="P7"><text:tab/>add.b <text:span text:style-name="T1">D5</text:span>,<text:span text:style-name="T1">D4</text:span></text:p>
      <text:p text:style-name="P7"><text:tab/>bvc.w end_it</text:p>
      <text:p text:style-name="P7"><text:tab/>bta mts</text:p>
      <text:p text:style-name="P6">plus movei.w #$0000,D0</text:p>
      <text:p text:style-name="P6"><text:tab/>add.w D7,D0</text:p>
      <text:p text:style-name="P6"><text:tab/>add.w <text:span text:style-name="T1">D4</text:span>,D0</text:p>
      <text:p text:style-name="P6"><text:tab/>clr.w A0</text:p>
      <text:p text:style-name="P6"><text:tab/>move.l F3,A0</text:p>
      <text:p text:style-name="P6"><text:tab/>move D0,A0</text:p>
      <text:p text:style-name="P7">mts muls.w D2,D1</text:p>
      <text:p text:style-name="P7"><text:tab/>andi.w #$03FF,D1</text:p>
      <text:p text:style-name="P7"><text:tab/>rol.w #$6,D1</text:p>
      <text:p text:style-name="P7"><text:tab/>lsr.w #$6,D1</text:p>
      <text:p text:style-name="P7"><text:tab/>lsl.w #$10,<text:span text:style-name="T1">D4</text:span></text:p>
      <text:p text:style-name="P7"><text:tab/>cpm.w D1,D6</text:p>
      <text:p text:style-name="P7"><text:soft-page-break/><text:tab/>beq plus</text:p>
      <text:p text:style-name="P7"><text:tab/>movei.w #$8000,D0</text:p>
      <text:p text:style-name="P6">end_it move.w #$ 228,D7</text:p>
      <text:p text:style-name="P6"><text:tab/>trap#14</text:p>
      <text:p text:style-name="P6">ds F1 1</text:p>
      <text:p text:style-name="P6">ds F2 1</text:p>
      <text:p text:style-name="P6">ds F3 1</text:p>
      <text:p text:style-name="P6"><text:s text:c="4"/>end</text:p>
      <text:p text:style-name="P6"/>
      <text:p text:style-name="P6"/>
      <text:p text:style-name="P2">Problem 2:</text:p>
      <text:p text:style-name="P21">We want to write an MC68000 assembly “macro” that reads N temperatures from an array Celsius, converts them to Fahrenheit and saves them in the array Fahrenheit. The macro, called CONVERT, shall take three parameters: N, Celsius and Fahrenheit, which represent the number of temperature values to be converted and pointers to the arrays of input and output temperatures, respectively.</text:p>
      <text:p text:style-name="P2"/>
      <text:p text:style-name="P24"><text:span text:style-name="T3">My code:</text:span></text:p>
      <text:p text:style-name="P9"><text:span text:style-name="T3"><text:tab/></text:span><text:span text:style-name="T4">conversion macro</text:span></text:p>
      <text:p text:style-name="P12"><text:tab/>clr A0</text:p>
      <text:p text:style-name="P13"><text:tab/>clr D1</text:p>
      <text:p text:style-name="P12"><text:tab/>movei.w #365,D0</text:p>
      <text:p text:style-name="P13"><text:tab/>clr D2</text:p>
      <text:p text:style-name="P13"><text:tab/>clr D3</text:p>
      <text:p text:style-name="P10"><text:span text:style-name="T5">l</text:span><text:span text:style-name="T2">oop move.w \1(A0),D1</text:span></text:p>
      <text:p text:style-name="P13"><text:tab/>muls #9,D1</text:p>
      <text:p text:style-name="P13"><text:tab/>div #5,D1</text:p>
      <text:p text:style-name="P13"><text:tab/>addi.w #32,D1</text:p>
      <text:p text:style-name="P13"><text:tab/>move.w D1,\2(A0)</text:p>
      <text:p text:style-name="P13"><text:tab/>add.l D1,D2</text:p>
      <text:p text:style-name="P13"><text:tab/>addi.w #2,A0</text:p>
      <text:p text:style-name="P13"><text:tab/>compi.w #0,D0</text:p>
      <text:p text:style-name="P10"><text:span text:style-name="T2"><text:tab/>dbeq.</text:span><text:span text:style-name="T5">w D0,loop</text:span></text:p>
      <text:p text:style-name="P15"><text:tab/>sub.l A0,A0</text:p>
      <text:p text:style-name="P15"><text:tab/>divu #350,D2</text:p>
      <text:p text:style-name="P15"><text:tab/>movei.w #365,D3</text:p>
      <text:p text:style-name="P15"><text:tab/>move.w \2(A0),D0</text:p>
      <text:p text:style-name="P15"><text:tab/>move #248,D7</text:p>
      <text:p text:style-name="P15"><text:tab/>trap #14</text:p>
      <text:p text:style-name="P15"><text:tab/>move.w #228,D7</text:p>
      <text:p text:style-name="P15"><text:tab/>trap #14</text:p>
      <text:p text:style-name="P14"><text:tab/></text:p>
      <text:p text:style-name="P11"><text:span text:style-name="T2"><text:tab/></text:span><text:span text:style-name="T5">org $3000</text:span></text:p>
      <text:p text:style-name="P16"><text:tab/>conversion c, far</text:p>
      <text:p text:style-name="P16">c <text:tab/>ds <text:tab/>350</text:p>
      <text:p text:style-name="P16">far<text:tab/>ds<text:tab/>350</text:p>
      <text:p text:style-name="P16"/>
      <text:p text:style-name="P16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9T21:32:40.368000000</meta:creation-date>
    <dc:date>2020-05-10T17:11:37.951000000</dc:date>
    <meta:editing-duration>PT1H8M29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89" meta:word-count="305" meta:character-count="1842" meta:non-whitespace-character-count="1554"/>
  </office:meta>
</office:document-meta>
</file>